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venir Next" svg:font-family="'Avenir Next', 'Helvetica Neue', Helvetica, sans-serif"/>
    <style:font-face style:name="Menlo" svg:font-family="Menlo, Monaco, Consolas, 'Courier New', monospace"/>
    <style:font-face style:name="Monaco" svg:font-family="Monaco, Consolas, monospace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7.408cm" table:align="left" fo:background-color="#ffffff">
        <style:background-image/>
      </style:table-properties>
    </style:style>
    <style:style style:name="Tabla1.A" style:family="table-column">
      <style:table-column-properties style:column-width="2.016cm"/>
    </style:style>
    <style:style style:name="Tabla1.B" style:family="table-column">
      <style:table-column-properties style:column-width="5.392cm"/>
    </style:style>
    <style:style style:name="Tabla1.A1" style:family="table-cell">
      <style:table-cell-properties style:vertical-align="middle" fo:padding-left="0cm" fo:padding-right="0cm" fo:padding-top="0.318cm" fo:padding-bottom="0cm" fo:border-left="none" fo:border-right="none" fo:border-top="0.05pt solid #eeeeee" fo:border-bottom="none"/>
    </style:style>
    <style:style style:name="P1" style:family="paragraph" style:parent-style-name="Heading_20_2">
      <style:paragraph-properties fo:orphans="2" fo:widows="2"/>
      <style:text-properties fo:font-variant="normal" fo:text-transform="none" fo:color="#4a8bfc" style:text-line-through-style="none" style:text-line-through-type="none" fo:letter-spacing="normal" style:text-underline-style="none" style:text-blinking="false" fo:background-color="#ffffff"/>
    </style:style>
    <style:style style:name="P2" style:family="paragraph" style:parent-style-name="Heading_20_2">
      <style:paragraph-properties fo:margin-left="0cm" fo:margin-right="0cm" fo:orphans="2" fo:widows="2" fo:text-indent="0cm" style:auto-text-indent="false" fo:padding="0cm" fo:border="none"/>
      <style:text-properties fo:font-variant="normal" fo:text-transform="none" fo:color="#26292e"/>
    </style:style>
    <style:style style:name="P3" style:family="paragraph" style:parent-style-name="Heading_20_2">
      <style:paragraph-properties fo:margin-left="0cm" fo:margin-right="0cm" fo:orphans="2" fo:widows="2" fo:text-indent="0cm" style:auto-text-indent="false" fo:padding="0cm" fo:border="none"/>
    </style:style>
    <style:style style:name="P4" style:family="paragraph" style:parent-style-name="Heading_20_2">
      <style:paragraph-properties fo:margin-left="0cm" fo:margin-right="0cm" fo:orphans="2" fo:widows="2" fo:text-indent="0cm" style:auto-text-indent="false" fo:break-before="page" fo:padding="0cm" fo:border="none"/>
      <style:text-properties officeooo:paragraph-rsid="00384cc3"/>
    </style:style>
    <style:style style:name="P5" style:family="paragraph" style:parent-style-name="Standard">
      <style:text-properties officeooo:rsid="001feabe" officeooo:paragraph-rsid="001feabe"/>
    </style:style>
    <style:style style:name="P6" style:family="paragraph" style:parent-style-name="Standard">
      <style:text-properties officeooo:rsid="0020eb7f" officeooo:paragraph-rsid="0020eb7f"/>
    </style:style>
    <style:style style:name="P7" style:family="paragraph" style:parent-style-name="Standard">
      <style:text-properties fo:font-weight="bold" officeooo:rsid="0020eb7f" officeooo:paragraph-rsid="0020eb7f" style:font-weight-asian="bold" style:font-weight-complex="bold"/>
    </style:style>
    <style:style style:name="P8" style:family="paragraph" style:parent-style-name="Standard">
      <style:text-properties fo:font-weight="bold" officeooo:rsid="00384cc3" officeooo:paragraph-rsid="00384cc3" style:font-weight-asian="bold" style:font-weight-complex="bold"/>
    </style:style>
    <style:style style:name="P9" style:family="paragraph" style:parent-style-name="Standard">
      <style:text-properties officeooo:rsid="002570b0" officeooo:paragraph-rsid="002570b0"/>
    </style:style>
    <style:style style:name="P10" style:family="paragraph" style:parent-style-name="Standard">
      <style:text-properties officeooo:rsid="002602cb" officeooo:paragraph-rsid="002602cb"/>
    </style:style>
    <style:style style:name="P11" style:family="paragraph" style:parent-style-name="Standard">
      <style:text-properties officeooo:rsid="0027ab3f" officeooo:paragraph-rsid="0027ab3f"/>
    </style:style>
    <style:style style:name="P12" style:family="paragraph" style:parent-style-name="Standard">
      <style:text-properties officeooo:rsid="00284e1d" officeooo:paragraph-rsid="00284e1d"/>
    </style:style>
    <style:style style:name="P13" style:family="paragraph" style:parent-style-name="Standard">
      <style:text-properties officeooo:rsid="00284e1d" officeooo:paragraph-rsid="00290547"/>
    </style:style>
    <style:style style:name="P14" style:family="paragraph" style:parent-style-name="Standard">
      <style:text-properties style:font-name="Liberation Serif"/>
    </style:style>
    <style:style style:name="P15" style:family="paragraph" style:parent-style-name="Standard">
      <style:text-properties officeooo:rsid="00384cc3" officeooo:paragraph-rsid="00384cc3"/>
    </style:style>
    <style:style style:name="P16" style:family="paragraph" style:parent-style-name="Standard">
      <style:paragraph-properties fo:text-align="justify" style:justify-single-word="false"/>
    </style:style>
    <style:style style:name="P17" style:family="paragraph" style:parent-style-name="Standard">
      <style:text-properties fo:font-size="14pt" fo:font-weight="bold" officeooo:rsid="0038e441" officeooo:paragraph-rsid="0038e441" style:font-size-asian="14pt" style:font-weight-asian="bold" style:font-size-complex="14pt" style:font-weight-complex="bold"/>
    </style:style>
    <style:style style:name="P18" style:family="paragraph" style:parent-style-name="Standard">
      <style:paragraph-properties fo:text-align="justify" style:justify-single-word="false"/>
      <style:text-properties fo:font-size="14pt" fo:font-weight="bold" officeooo:rsid="0038e441" officeooo:paragraph-rsid="0038e441" style:font-size-asian="14pt" style:font-weight-asian="bold" style:font-size-complex="14pt" style:font-weight-complex="bold"/>
    </style:style>
    <style:style style:name="P19" style:family="paragraph" style:parent-style-name="Standard">
      <style:paragraph-properties fo:text-align="justify" style:justify-single-word="false"/>
      <style:text-properties fo:font-size="14pt" fo:font-weight="bold" officeooo:rsid="003ad7ad" officeooo:paragraph-rsid="003ad7ad" style:font-size-asian="14pt" style:font-weight-asian="bold" style:font-size-complex="14pt" style:font-weight-complex="bold"/>
    </style:style>
    <style:style style:name="P20" style:family="paragraph" style:parent-style-name="Text_20_body">
      <style:paragraph-properties fo:orphans="2" fo:widows="2"/>
      <style:text-properties fo:font-variant="normal" fo:text-transform="none" fo:color="#4a8bfc" style:text-line-through-style="none" style:text-line-through-type="none" fo:letter-spacing="normal" style:text-underline-style="none" style:text-blinking="false" fo:background-color="#ffffff"/>
    </style:style>
    <style:style style:name="P21" style:family="paragraph" style:parent-style-name="Text_20_body">
      <style:paragraph-properties fo:text-align="justify" style:justify-single-word="false"/>
      <style:text-properties fo:font-variant="normal" fo:text-transform="none" fo:color="#4c555a" style:font-name="Avenir Next" fo:font-size="10.5pt" fo:letter-spacing="normal" fo:font-style="normal" fo:font-weight="normal" officeooo:rsid="00284e1d" officeooo:paragraph-rsid="00284e1d"/>
    </style:style>
    <style:style style:name="P22" style:family="paragraph" style:parent-style-name="Text_20_body">
      <style:paragraph-properties fo:text-align="justify" style:justify-single-word="false"/>
      <style:text-properties fo:font-variant="normal" fo:text-transform="none" fo:color="#4c555a" style:font-name="Avenir Next" fo:font-size="10.5pt" fo:letter-spacing="normal" fo:font-style="normal" fo:font-weight="normal" officeooo:rsid="0038e441" officeooo:paragraph-rsid="0038e441" style:font-size-asian="14pt" style:font-weight-asian="bold" style:font-size-complex="14pt" style:font-weight-complex="bold"/>
    </style:style>
    <style:style style:name="P23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4c555a" style:font-name="Avenir Next" fo:font-size="10.5pt" fo:letter-spacing="normal" fo:font-style="normal" fo:font-weight="normal"/>
    </style:style>
    <style:style style:name="P24" style:family="paragraph" style:parent-style-name="Text_20_body">
      <style:paragraph-properties fo:margin-left="0cm" fo:margin-right="0cm" fo:orphans="2" fo:widows="2" fo:text-indent="0cm" style:auto-text-indent="false"/>
    </style:style>
    <style:style style:name="P25" style:family="paragraph" style:parent-style-name="Text_20_body">
      <style:paragraph-properties fo:margin-left="0cm" fo:margin-right="0cm" fo:orphans="2" fo:widows="2" fo:text-indent="0cm" style:auto-text-indent="false"/>
      <style:text-properties officeooo:paragraph-rsid="00331829"/>
    </style:style>
    <style:style style:name="P26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/>
      <style:text-properties officeooo:paragraph-rsid="002e4741"/>
    </style:style>
    <style:style style:name="P27" style:family="paragraph" style:parent-style-name="Text_20_body">
      <style:paragraph-properties fo:margin-left="0cm" fo:margin-right="0cm" fo:line-height="142%" fo:text-align="justify" style:justify-single-word="false" fo:orphans="2" fo:widows="2" fo:text-indent="0cm" style:auto-text-indent="false"/>
      <style:text-properties officeooo:paragraph-rsid="0034012f"/>
    </style:style>
    <style:style style:name="P28" style:family="paragraph" style:parent-style-name="Text_20_body" style:list-style-name="L1">
      <style:paragraph-properties fo:margin-left="0cm" fo:margin-right="0cm" fo:margin-top="0cm" fo:margin-bottom="0.318cm" style:contextual-spacing="false" fo:orphans="2" fo:widows="2" fo:text-indent="0cm" style:auto-text-indent="false"/>
      <style:text-properties fo:font-variant="normal" fo:text-transform="none" fo:color="#333333" style:font-name="Avenir Next" fo:font-size="10.5pt" fo:letter-spacing="normal" fo:font-style="normal" fo:font-weight="normal" officeooo:paragraph-rsid="002b2933"/>
    </style:style>
    <style:style style:name="P29" style:family="paragraph" style:parent-style-name="Text_20_body" style:list-style-name="L3">
      <style:paragraph-properties fo:margin-left="0cm" fo:margin-right="0cm" fo:margin-top="0cm" fo:margin-bottom="0.318cm" style:contextual-spacing="false" fo:orphans="2" fo:widows="2" fo:text-indent="0cm" style:auto-text-indent="false"/>
      <style:text-properties officeooo:paragraph-rsid="003620ca"/>
    </style:style>
    <style:style style:name="P30" style:family="paragraph" style:parent-style-name="Text_20_body" style:list-style-name="L1">
      <style:paragraph-properties fo:margin-top="0cm" fo:margin-bottom="0.318cm" style:contextual-spacing="false" fo:orphans="2" fo:widows="2"/>
      <style:text-properties fo:font-variant="normal" fo:text-transform="none" fo:color="#333333" style:font-name="Avenir Next" fo:font-size="10.5pt" fo:letter-spacing="normal" fo:font-style="normal" fo:font-weight="normal"/>
    </style:style>
    <style:style style:name="P31" style:family="paragraph" style:parent-style-name="Text_20_body" style:list-style-name="L3">
      <style:paragraph-properties fo:margin-top="0cm" fo:margin-bottom="0.318cm" style:contextual-spacing="false" fo:orphans="2" fo:widows="2"/>
      <style:text-properties fo:font-variant="normal" fo:text-transform="none" fo:color="#333333" style:font-name="Avenir Next" fo:font-size="10.5pt" fo:letter-spacing="normal" fo:font-style="normal" fo:font-weight="normal"/>
    </style:style>
    <style:style style:name="P32" style:family="paragraph" style:parent-style-name="Text_20_body" style:list-style-name="L1">
      <style:paragraph-properties fo:margin-top="0cm" fo:margin-bottom="0.318cm" style:contextual-spacing="false" fo:text-align="justify" style:justify-single-word="false" fo:orphans="2" fo:widows="2"/>
      <style:text-properties fo:font-variant="normal" fo:text-transform="none" fo:color="#333333" style:font-name="Avenir Next" fo:font-size="10.5pt" fo:letter-spacing="normal" fo:font-style="normal" fo:font-weight="normal"/>
    </style:style>
    <style:style style:name="P33" style:family="paragraph" style:parent-style-name="Text_20_body" style:list-style-name="L3">
      <style:paragraph-properties fo:margin-top="0cm" fo:margin-bottom="0.318cm" style:contextual-spacing="false" fo:orphans="2" fo:widows="2"/>
      <style:text-properties officeooo:paragraph-rsid="002da274"/>
    </style:style>
    <style:style style:name="P34" style:family="paragraph" style:parent-style-name="Heading_20_3">
      <style:paragraph-properties fo:orphans="2" fo:widows="2"/>
      <style:text-properties fo:font-variant="normal" fo:text-transform="none" fo:color="#4a8bfc" style:text-line-through-style="none" style:text-line-through-type="none" fo:letter-spacing="normal" style:text-underline-style="none" style:text-blinking="false" fo:background-color="#ffffff"/>
    </style:style>
    <style:style style:name="P35" style:family="paragraph" style:parent-style-name="Preformatted_20_Text">
      <style:text-properties officeooo:rsid="00284e1d" officeooo:paragraph-rsid="00284e1d"/>
    </style:style>
    <style:style style:name="P36" style:family="paragraph" style:parent-style-name="Preformatted_20_Text">
      <style:paragraph-properties fo:margin-left="0cm" fo:margin-right="0cm" fo:margin-top="0cm" fo:margin-bottom="0.265cm" style:contextual-spacing="false" style:line-height-at-least="0.635cm" fo:orphans="2" fo:widows="2" fo:text-indent="0cm" style:auto-text-indent="false" fo:background-color="#f7f8fb" fo:padding="0cm" fo:border="none">
        <style:background-image/>
      </style:paragraph-properties>
    </style:style>
    <style:style style:name="P37" style:family="paragraph" style:parent-style-name="Preformatted_20_Text">
      <style:paragraph-properties fo:margin-left="0cm" fo:margin-right="0cm" fo:margin-top="0cm" fo:margin-bottom="0.265cm" style:contextual-spacing="false" style:line-height-at-least="0.635cm" fo:orphans="2" fo:widows="2" fo:text-indent="0cm" style:auto-text-indent="false" fo:background-color="#f7f8fb" fo:padding="0cm" fo:border="none">
        <style:background-image/>
      </style:paragraph-properties>
      <style:text-properties officeooo:paragraph-rsid="003c5429"/>
    </style:style>
    <style:style style:name="P38" style:family="paragraph" style:parent-style-name="Table_20_Contents">
      <style:paragraph-properties fo:line-height="142%"/>
    </style:style>
    <style:style style:name="P39" style:family="paragraph" style:parent-style-name="Table_20_Contents">
      <style:paragraph-properties fo:line-height="142%"/>
      <style:text-properties officeooo:rsid="0034012f" officeooo:paragraph-rsid="0034012f"/>
    </style:style>
    <style:style style:name="T1" style:family="text">
      <style:text-properties officeooo:rsid="0022e37f"/>
    </style:style>
    <style:style style:name="T2" style:family="text">
      <style:text-properties officeooo:rsid="0027ab3f"/>
    </style:style>
    <style:style style:name="T3" style:family="text">
      <style:text-properties fo:font-variant="normal" fo:text-transform="none" fo:color="#26292e" style:font-name="Avenir Next" fo:font-size="18pt" fo:font-style="normal" fo:font-weight="bold"/>
    </style:style>
    <style:style style:name="T4" style:family="text">
      <style:text-properties fo:font-variant="normal" fo:text-transform="none" fo:color="#26292e" style:text-line-through-style="none" style:text-line-through-type="none" style:font-name="Avenir Next" fo:font-size="15pt" fo:font-style="normal" style:text-underline-style="none" fo:font-weight="bold" style:text-blinking="false" fo:background-color="transparent" loext:char-shading-value="0"/>
    </style:style>
    <style:style style:name="T5" style:family="text">
      <style:text-properties fo:font-variant="normal" fo:text-transform="none" fo:color="#26292e" style:text-line-through-style="none" style:text-line-through-type="none" style:font-name="Avenir Next" fo:font-size="15pt" fo:font-style="normal" style:text-underline-style="none" fo:font-weight="bold" officeooo:rsid="00331829" style:text-blinking="false" fo:background-color="transparent" loext:char-shading-value="0"/>
    </style:style>
    <style:style style:name="T6" style:family="text">
      <style:text-properties fo:font-variant="normal" fo:text-transform="none" fo:color="#26292e" fo:font-size="18pt" fo:font-style="normal" fo:font-weight="bold"/>
    </style:style>
    <style:style style:name="T7" style:family="text">
      <style:text-properties fo:font-variant="normal" fo:text-transform="none" fo:color="#26292e" style:font-name="Liberation Serif" fo:font-size="18pt" fo:font-style="normal" fo:font-weight="bold"/>
    </style:style>
    <style:style style:name="T8" style:family="text">
      <style:text-properties fo:font-variant="normal" fo:text-transform="none" fo:color="#26292e" style:font-name="Liberation Serif" fo:font-style="normal" fo:font-weight="bold"/>
    </style:style>
    <style:style style:name="T9" style:family="text">
      <style:text-properties fo:font-variant="normal" fo:text-transform="none" fo:color="#26292e" style:font-name="Liberation Serif" fo:font-size="11pt" fo:font-style="normal" fo:font-weight="bold" style:font-size-asian="11pt" style:font-size-complex="11pt"/>
    </style:style>
    <style:style style:name="T10" style:family="text">
      <style:text-properties fo:font-variant="normal" fo:text-transform="none" fo:color="#333333" style:font-name="Avenir Next" fo:font-size="10.5pt" fo:letter-spacing="normal" fo:font-style="normal" fo:font-weight="normal"/>
    </style:style>
    <style:style style:name="T11" style:family="text">
      <style:text-properties fo:font-variant="normal" fo:text-transform="none" fo:color="#333333" style:font-name="Avenir Next" fo:font-size="10.5pt" fo:letter-spacing="normal" fo:font-style="normal" fo:font-weight="normal" officeooo:rsid="002c37c5"/>
    </style:style>
    <style:style style:name="T12" style:family="text">
      <style:text-properties fo:font-variant="normal" fo:text-transform="none" fo:color="#333333" style:font-name="Avenir Next" fo:font-size="10.5pt" fo:letter-spacing="normal" fo:font-style="normal" fo:font-weight="normal" officeooo:rsid="002da274"/>
    </style:style>
    <style:style style:name="T13" style:family="text">
      <style:text-properties fo:font-variant="normal" fo:text-transform="none" fo:color="#333333" style:font-name="Avenir Next" fo:font-size="10.5pt" fo:letter-spacing="normal" fo:font-style="normal" fo:font-weight="normal" officeooo:rsid="003620ca"/>
    </style:style>
    <style:style style:name="T14" style:family="text">
      <style:text-properties fo:font-variant="normal" fo:text-transform="none" fo:color="#4a8bfc" style:text-line-through-style="none" style:text-line-through-type="none" style:font-name="Avenir Next" fo:font-size="10.5pt" fo:letter-spacing="normal" fo:font-style="normal" style:text-underline-style="none" fo:font-weight="normal" style:text-blinking="false" fo:background-color="transparent" loext:char-shading-value="0"/>
    </style:style>
    <style:style style:name="T15" style:family="text">
      <style:text-properties fo:font-variant="normal" fo:text-transform="none" fo:color="#4a8bfc" style:text-line-through-style="none" style:text-line-through-type="none" style:font-name="Avenir Next" fo:font-size="10.5pt" fo:letter-spacing="normal" fo:font-style="normal" style:text-underline-style="none" fo:font-weight="normal" officeooo:rsid="003620ca" style:text-blinking="false" fo:background-color="transparent" loext:char-shading-value="0"/>
    </style:style>
    <style:style style:name="T16" style:family="text">
      <style:text-properties fo:font-variant="normal" fo:text-transform="none" fo:color="#4a8bfc" style:text-line-through-style="none" style:text-line-through-type="none" style:font-name="Avenir Next" fo:font-size="10.5pt" fo:letter-spacing="normal" fo:font-style="normal" style:text-underline-style="none" fo:font-weight="normal" officeooo:rsid="00384cc3" style:text-blinking="false" fo:background-color="transparent" loext:char-shading-value="0"/>
    </style:style>
    <style:style style:name="T17" style:family="text">
      <style:text-properties fo:font-variant="normal" fo:text-transform="none" fo:color="#4a8bfc" style:text-line-through-style="none" style:text-line-through-type="none" style:font-name="Avenir Next" fo:font-size="10.5pt" fo:letter-spacing="normal" fo:font-style="normal" style:text-underline-style="none" fo:font-weight="normal" style:text-blinking="false" fo:background-color="#ffffff" loext:char-shading-value="0"/>
    </style:style>
    <style:style style:name="T18" style:family="text">
      <style:text-properties fo:font-variant="normal" fo:text-transform="none" fo:color="#4a8bfc" style:text-line-through-style="none" style:text-line-through-type="none" style:font-name="Avenir Next" fo:font-size="10.5pt" fo:letter-spacing="normal" fo:font-style="normal" style:text-underline-style="none" fo:font-weight="normal" officeooo:rsid="00331829" style:text-blinking="false" fo:background-color="#ffffff" loext:char-shading-value="0"/>
    </style:style>
    <style:style style:name="T19" style:family="text">
      <style:text-properties fo:font-variant="normal" fo:text-transform="none" fo:color="#4a8bfc" style:text-line-through-style="none" style:text-line-through-type="none" style:font-name="Avenir Next" fo:font-size="10.5pt" fo:letter-spacing="normal" fo:font-style="normal" style:text-underline-style="none" fo:font-weight="bold" style:text-blinking="false" fo:background-color="transparent" loext:char-shading-value="0" style:font-weight-asian="bold" style:font-weight-complex="bold"/>
    </style:style>
    <style:style style:name="T20" style:family="text">
      <style:text-properties fo:font-variant="normal" fo:text-transform="none" fo:color="#4c555a" style:font-name="Avenir Next" fo:font-size="10.5pt" fo:letter-spacing="normal" fo:font-style="normal"/>
    </style:style>
    <style:style style:name="T21" style:family="text">
      <style:text-properties fo:font-variant="normal" fo:text-transform="none" fo:color="#4c555a" style:font-name="Avenir Next" fo:font-size="10.5pt" fo:letter-spacing="normal" fo:font-style="normal" fo:font-weight="normal"/>
    </style:style>
    <style:style style:name="T22" style:family="text">
      <style:text-properties fo:font-variant="normal" fo:text-transform="none" fo:color="#4c555a" style:font-name="Avenir Next" fo:font-size="10.5pt" fo:letter-spacing="normal" fo:font-style="normal" fo:font-weight="normal" officeooo:rsid="002e4741"/>
    </style:style>
    <style:style style:name="T23" style:family="text">
      <style:text-properties fo:font-variant="normal" fo:text-transform="none" fo:color="#4c555a" style:font-name="Avenir Next" fo:font-size="10.5pt" fo:letter-spacing="normal" fo:font-style="normal" fo:font-weight="normal" officeooo:rsid="00331829"/>
    </style:style>
    <style:style style:name="T24" style:family="text">
      <style:text-properties fo:font-variant="normal" fo:text-transform="none" fo:color="#4c555a" style:font-name="Avenir Next" fo:font-size="10.5pt" fo:letter-spacing="normal" fo:font-style="normal" fo:font-weight="normal" fo:background-color="#f5f5f5" loext:char-shading-value="0" fo:padding="0cm" fo:border="none"/>
    </style:style>
    <style:style style:name="T25" style:family="text">
      <style:text-properties fo:font-variant="normal" fo:text-transform="none" fo:color="#4c555a" style:font-name="Avenir Next" fo:font-size="10.5pt" fo:letter-spacing="normal" fo:font-style="normal" fo:font-weight="normal" officeooo:rsid="00384cc3" fo:background-color="#f5f5f5" loext:char-shading-value="0" fo:padding="0cm" fo:border="none"/>
    </style:style>
    <style:style style:name="T26" style:family="text">
      <style:text-properties fo:font-variant="normal" fo:text-transform="none" fo:color="#4c555a" style:font-name="Avenir Next" fo:font-size="10.5pt" fo:letter-spacing="normal" fo:font-style="normal" fo:font-weight="bold" style:font-weight-asian="bold" style:font-weight-complex="bold"/>
    </style:style>
    <style:style style:name="T27" style:family="text">
      <style:text-properties fo:font-variant="normal" fo:text-transform="none" fo:color="#4c555a" style:font-name="Avenir Next" fo:font-size="10.5pt" fo:letter-spacing="normal" fo:font-style="normal" fo:font-weight="bold" officeooo:rsid="002e4741" style:font-weight-asian="bold" style:font-weight-complex="bold"/>
    </style:style>
    <style:style style:name="T28" style:family="text">
      <style:text-properties fo:font-variant="normal" fo:text-transform="none" fo:color="#4c555a" fo:font-size="10.5pt" fo:letter-spacing="normal" fo:font-style="normal" fo:font-weight="normal" fo:background-color="#f5f5f5" loext:char-shading-value="0" fo:padding="0cm" fo:border="none"/>
    </style:style>
    <style:style style:name="T29" style:family="text">
      <style:text-properties fo:font-variant="normal" fo:text-transform="none" fo:color="#4c555a" fo:font-size="10.5pt" fo:letter-spacing="normal" fo:font-style="normal" fo:font-weight="normal" officeooo:rsid="00384cc3" fo:background-color="#f5f5f5" loext:char-shading-value="0" fo:padding="0cm" fo:border="none"/>
    </style:style>
    <style:style style:name="T30" style:family="text">
      <style:text-properties fo:font-variant="normal" fo:text-transform="none" fo:color="#4c555a" fo:letter-spacing="normal"/>
    </style:style>
    <style:style style:name="T31" style:family="text">
      <style:text-properties fo:font-variant="normal" fo:text-transform="none" fo:color="#4c555a" style:font-name="Liberation Serif" fo:font-size="10.5pt" fo:letter-spacing="normal" fo:font-style="normal" fo:font-weight="normal" fo:background-color="#f5f5f5" loext:char-shading-value="0" fo:padding="0cm" fo:border="none"/>
    </style:style>
    <style:style style:name="T32" style:family="text">
      <style:text-properties fo:font-variant="normal" fo:text-transform="none" fo:color="#4c555a" style:font-name="Liberation Serif" fo:font-size="10.5pt" fo:letter-spacing="normal" fo:font-style="normal" fo:font-weight="normal" officeooo:rsid="00384cc3" fo:background-color="#f5f5f5" loext:char-shading-value="0" fo:padding="0cm" fo:border="none"/>
    </style:style>
    <style:style style:name="T33" style:family="text">
      <style:text-properties fo:font-variant="normal" fo:text-transform="none" fo:color="#4c555a" style:font-name="Liberation Serif" fo:letter-spacing="normal" fo:font-style="normal" fo:font-weight="normal" fo:background-color="#f5f5f5" loext:char-shading-value="0" fo:padding="0cm" fo:border="none"/>
    </style:style>
    <style:style style:name="T34" style:family="text">
      <style:text-properties fo:font-variant="normal" fo:text-transform="none" fo:color="#4c555a" style:font-name="Liberation Serif" fo:letter-spacing="normal" fo:font-style="normal" fo:font-weight="normal" officeooo:rsid="00384cc3" fo:background-color="#f5f5f5" loext:char-shading-value="0" fo:padding="0cm" fo:border="none"/>
    </style:style>
    <style:style style:name="T35" style:family="text">
      <style:text-properties fo:font-variant="normal" fo:text-transform="none" fo:color="#4c555a" style:font-name="Liberation Serif" fo:font-size="11pt" fo:letter-spacing="normal" fo:font-style="normal" fo:font-weight="normal" fo:background-color="#f5f5f5" loext:char-shading-value="0" style:font-size-asian="11pt" style:font-size-complex="11pt" fo:padding="0cm" fo:border="none"/>
    </style:style>
    <style:style style:name="T36" style:family="text">
      <style:text-properties fo:font-variant="normal" fo:text-transform="none" fo:color="#4c555a" style:font-name="Liberation Serif" fo:font-size="11pt" fo:letter-spacing="normal" fo:font-style="normal" fo:font-weight="normal" officeooo:rsid="00384cc3" fo:background-color="#f5f5f5" loext:char-shading-value="0" style:font-size-asian="11pt" style:font-size-complex="11pt" fo:padding="0cm" fo:border="none"/>
    </style:style>
    <style:style style:name="T37" style:family="text">
      <style:text-properties fo:font-variant="normal" fo:text-transform="none" fo:color="#4d8cf4" style:font-name="Menlo" fo:font-size="9pt" fo:letter-spacing="normal" fo:font-style="normal" fo:font-weight="normal" fo:background-color="#f5f5f5" loext:char-shading-value="0" fo:padding="0cm" fo:border="none"/>
    </style:style>
    <style:style style:name="T38" style:family="text">
      <style:text-properties fo:font-variant="normal" fo:text-transform="none" fo:color="#4d8cf4" style:font-name="Menlo" fo:font-size="9pt" fo:letter-spacing="normal" fo:font-style="normal" fo:font-weight="normal" officeooo:rsid="00384cc3" fo:background-color="#f5f5f5" loext:char-shading-value="0" fo:padding="0cm" fo:border="none"/>
    </style:style>
    <style:style style:name="T39" style:family="text">
      <style:text-properties fo:font-variant="normal" fo:text-transform="none" fo:color="#4d8cf4" style:font-name="Menlo" fo:font-size="9pt" fo:letter-spacing="normal" fo:font-style="normal" fo:font-weight="bold" fo:background-color="#f5f5f5" loext:char-shading-value="0" style:font-weight-asian="bold" style:font-weight-complex="bold" fo:padding="0cm" fo:border="none"/>
    </style:style>
    <style:style style:name="T40" style:family="text">
      <style:text-properties fo:font-variant="normal" fo:text-transform="none" fo:color="#4d8cf4" fo:font-size="9pt" fo:letter-spacing="normal" fo:font-style="normal" fo:font-weight="normal" fo:background-color="#f5f5f5" loext:char-shading-value="0" fo:padding="0cm" fo:border="none"/>
    </style:style>
    <style:style style:name="T41" style:family="text">
      <style:text-properties fo:font-variant="normal" fo:text-transform="none" fo:color="#4d8cf4" fo:font-size="9pt" fo:letter-spacing="normal" fo:font-style="normal" fo:font-weight="normal" officeooo:rsid="00384cc3" fo:background-color="#f5f5f5" loext:char-shading-value="0" fo:padding="0cm" fo:border="none"/>
    </style:style>
    <style:style style:name="T42" style:family="text">
      <style:text-properties fo:font-variant="normal" fo:text-transform="none" fo:color="#4d8cf4" style:font-name="Liberation Serif" fo:font-size="9pt" fo:letter-spacing="normal" fo:font-style="normal" fo:font-weight="normal" fo:background-color="#f5f5f5" loext:char-shading-value="0" fo:padding="0cm" fo:border="none"/>
    </style:style>
    <style:style style:name="T43" style:family="text">
      <style:text-properties fo:font-variant="normal" fo:text-transform="none" fo:color="#4d8cf4" style:font-name="Liberation Serif" fo:font-size="9pt" fo:letter-spacing="normal" fo:font-style="normal" fo:font-weight="normal" officeooo:rsid="00384cc3" fo:background-color="#f5f5f5" loext:char-shading-value="0" fo:padding="0cm" fo:border="none"/>
    </style:style>
    <style:style style:name="T44" style:family="text">
      <style:text-properties fo:font-variant="normal" fo:text-transform="none" fo:color="#4d8cf4" style:font-name="Liberation Serif" fo:letter-spacing="normal" fo:font-style="normal" fo:font-weight="normal" fo:background-color="#f5f5f5" loext:char-shading-value="0" fo:padding="0cm" fo:border="none"/>
    </style:style>
    <style:style style:name="T45" style:family="text">
      <style:text-properties fo:font-variant="normal" fo:text-transform="none" fo:color="#4d8cf4" style:font-name="Liberation Serif" fo:letter-spacing="normal" fo:font-style="normal" fo:font-weight="normal" officeooo:rsid="00384cc3" fo:background-color="#f5f5f5" loext:char-shading-value="0" fo:padding="0cm" fo:border="none"/>
    </style:style>
    <style:style style:name="T46" style:family="text">
      <style:text-properties fo:font-variant="normal" fo:text-transform="none" fo:color="#4d8cf4" style:font-name="Liberation Serif" fo:font-size="11pt" fo:letter-spacing="normal" fo:font-style="normal" fo:font-weight="normal" fo:background-color="#f5f5f5" loext:char-shading-value="0" style:font-size-asian="11pt" style:font-size-complex="11pt" fo:padding="0cm" fo:border="none"/>
    </style:style>
    <style:style style:name="T47" style:family="text">
      <style:text-properties fo:font-variant="normal" fo:text-transform="none" fo:color="#4d8cf4" style:font-name="Liberation Serif" fo:font-size="11pt" fo:letter-spacing="normal" fo:font-style="normal" fo:font-weight="normal" officeooo:rsid="00384cc3" fo:background-color="#f5f5f5" loext:char-shading-value="0" style:font-size-asian="11pt" style:font-size-complex="11pt" fo:padding="0cm" fo:border="none"/>
    </style:style>
    <style:style style:name="T48" style:family="text">
      <style:text-properties fo:font-variant="normal" fo:text-transform="none" fo:color="#000000" style:font-name="Menlo" fo:font-size="9.75pt" fo:letter-spacing="normal" fo:font-style="normal" fo:font-weight="normal" fo:background-color="transparent" loext:char-shading-value="0" fo:padding="0cm" fo:border="none"/>
    </style:style>
    <style:style style:name="T49" style:family="text">
      <style:text-properties fo:font-variant="normal" fo:text-transform="none" fo:color="#000000" style:font-name="Liberation Serif" fo:font-size="11pt" fo:letter-spacing="normal" fo:font-style="normal" fo:font-weight="normal" officeooo:rsid="00384cc3" fo:background-color="#f5f5f5" loext:char-shading-value="0" style:font-size-asian="11pt" style:font-size-complex="11pt" fo:padding="0cm" fo:border="none"/>
    </style:style>
    <style:style style:name="T50" style:family="text">
      <style:text-properties fo:font-variant="normal" fo:text-transform="none" fo:color="#576070" style:font-name="Menlo" fo:font-size="9.75pt" fo:letter-spacing="normal" fo:font-style="normal" fo:font-weight="normal" fo:background-color="transparent" loext:char-shading-value="0" fo:padding="0cm" fo:border="none"/>
    </style:style>
    <style:style style:name="T51" style:family="text">
      <style:text-properties fo:font-variant="normal" fo:text-transform="none" fo:color="#576070" style:font-name="Menlo" fo:font-size="9.75pt" fo:letter-spacing="normal" fo:font-style="normal" fo:font-weight="normal" fo:background-color="#eeeff5" loext:char-shading-value="0" fo:padding="0cm" fo:border="none"/>
    </style:style>
    <style:style style:name="T52" style:family="text">
      <style:text-properties fo:font-variant="normal" fo:text-transform="none" fo:color="#576070" style:font-name="Menlo" fo:font-size="9.75pt" fo:letter-spacing="normal" fo:font-style="normal" fo:font-weight="bold" fo:background-color="transparent" loext:char-shading-value="0" fo:padding="0cm" fo:border="none"/>
    </style:style>
    <style:style style:name="T53" style:family="text">
      <style:text-properties fo:font-variant="normal" fo:text-transform="none" fo:color="#576070" fo:letter-spacing="normal" fo:background-color="transparent" loext:char-shading-value="0" fo:padding="0cm" fo:border="none"/>
    </style:style>
    <style:style style:name="T54" style:family="text">
      <style:text-properties fo:font-variant="normal" fo:text-transform="none" fo:color="#576070" fo:letter-spacing="normal" fo:background-color="#eeeff5" loext:char-shading-value="0" fo:padding="0cm" fo:border="none"/>
    </style:style>
    <style:style style:name="T55" style:family="text">
      <style:text-properties fo:font-variant="normal" fo:text-transform="none" fo:color="#576070" fo:font-size="9.75pt" fo:letter-spacing="normal" fo:font-style="normal" fo:font-weight="normal" fo:background-color="transparent" loext:char-shading-value="0" fo:padding="0cm" fo:border="none"/>
    </style:style>
    <style:style style:name="T56" style:family="text">
      <style:text-properties fo:font-variant="normal" fo:text-transform="none" fo:color="#576070" fo:font-size="9.75pt" fo:letter-spacing="normal" fo:font-style="normal" fo:font-weight="normal" fo:background-color="#eeeff5" loext:char-shading-value="0" fo:padding="0cm" fo:border="none"/>
    </style:style>
    <style:style style:name="T57" style:family="text">
      <style:text-properties fo:font-variant="normal" fo:text-transform="none" fo:color="#576070" fo:font-size="9.75pt" fo:letter-spacing="normal" fo:font-style="normal" fo:font-weight="bold" fo:background-color="transparent" loext:char-shading-value="0" fo:padding="0cm" fo:border="none"/>
    </style:style>
    <style:style style:name="T58" style:family="text">
      <style:text-properties fo:font-variant="normal" fo:text-transform="none" fo:color="#576070" style:font-name="Liberation Serif" fo:letter-spacing="normal" fo:background-color="transparent" loext:char-shading-value="0" fo:padding="0cm" fo:border="none"/>
    </style:style>
    <style:style style:name="T59" style:family="text">
      <style:text-properties fo:font-variant="normal" fo:text-transform="none" fo:color="#576070" style:font-name="Liberation Serif" fo:letter-spacing="normal" fo:background-color="#eeeff5" loext:char-shading-value="0" fo:padding="0cm" fo:border="none"/>
    </style:style>
    <style:style style:name="T60" style:family="text">
      <style:text-properties fo:font-variant="normal" fo:text-transform="none" fo:color="#576070" style:font-name="Liberation Serif" fo:font-size="9.75pt" fo:letter-spacing="normal" fo:font-style="normal" fo:font-weight="normal" fo:background-color="transparent" loext:char-shading-value="0" fo:padding="0cm" fo:border="none"/>
    </style:style>
    <style:style style:name="T61" style:family="text">
      <style:text-properties fo:font-variant="normal" fo:text-transform="none" fo:color="#576070" style:font-name="Liberation Serif" fo:font-size="9.75pt" fo:letter-spacing="normal" fo:font-style="normal" fo:font-weight="normal" fo:background-color="#eeeff5" loext:char-shading-value="0" fo:padding="0cm" fo:border="none"/>
    </style:style>
    <style:style style:name="T62" style:family="text">
      <style:text-properties fo:font-variant="normal" fo:text-transform="none" fo:color="#576070" style:font-name="Liberation Serif" fo:font-size="9.75pt" fo:letter-spacing="normal" fo:font-style="normal" fo:font-weight="bold" fo:background-color="transparent" loext:char-shading-value="0" fo:padding="0cm" fo:border="none"/>
    </style:style>
    <style:style style:name="T63" style:family="text">
      <style:text-properties fo:font-variant="normal" fo:text-transform="none" fo:color="#ff3300" style:font-name="Menlo" fo:font-size="9.75pt" fo:letter-spacing="normal" fo:font-style="normal" fo:font-weight="normal" officeooo:rsid="003c5429" fo:background-color="transparent" loext:char-shading-value="0" fo:padding="0cm" fo:border="none"/>
    </style:style>
    <style:style style:name="T64" style:family="text">
      <style:text-properties fo:font-variant="normal" fo:text-transform="none" fo:color="#ff3300" style:font-name="Menlo" fo:font-size="9.75pt" fo:letter-spacing="normal" fo:font-style="normal" fo:font-weight="bold" fo:background-color="transparent" loext:char-shading-value="0" style:font-weight-asian="bold" style:font-weight-complex="bold" fo:padding="0cm" fo:border="none"/>
    </style:style>
    <style:style style:name="T65" style:family="text">
      <style:text-properties fo:font-variant="normal" fo:text-transform="none" fo:color="#ff3300" style:font-name="Menlo" fo:font-size="9pt" fo:letter-spacing="normal" fo:font-style="normal" fo:font-weight="normal" fo:background-color="#f5f5f5" loext:char-shading-value="0" fo:padding="0cm" fo:border="none"/>
    </style:style>
    <style:style style:name="T66" style:family="text">
      <style:text-properties fo:font-variant="normal" fo:text-transform="none" fo:color="#ff3300" style:font-name="Avenir Next" fo:font-size="10.5pt" fo:letter-spacing="normal" fo:font-style="normal" fo:font-weight="bold" style:font-weight-asian="bold" style:font-weight-complex="bold"/>
    </style:style>
    <style:style style:name="T67" style:family="text">
      <style:text-properties fo:font-variant="normal" fo:text-transform="none" fo:color="#dd1144" style:font-name="Menlo" fo:font-size="9.75pt" fo:letter-spacing="normal" fo:font-style="normal" fo:font-weight="normal" fo:background-color="transparent" loext:char-shading-value="0" fo:padding="0cm" fo:border="none"/>
    </style:style>
    <style:style style:name="T68" style:family="text">
      <style:text-properties fo:font-variant="normal" fo:text-transform="none" fo:color="#dd1144" style:font-name="Menlo" fo:font-size="9.75pt" fo:letter-spacing="normal" fo:font-style="normal" fo:font-weight="normal" fo:background-color="#eeeff5" loext:char-shading-value="0" fo:padding="0cm" fo:border="none"/>
    </style:style>
    <style:style style:name="T69" style:family="text">
      <style:text-properties fo:font-variant="normal" fo:text-transform="none" fo:color="#dd1144" fo:font-size="9.75pt" fo:letter-spacing="normal" fo:font-style="normal" fo:font-weight="normal" fo:background-color="transparent" loext:char-shading-value="0" fo:padding="0cm" fo:border="none"/>
    </style:style>
    <style:style style:name="T70" style:family="text">
      <style:text-properties fo:font-variant="normal" fo:text-transform="none" fo:color="#dd1144" fo:font-size="9.75pt" fo:letter-spacing="normal" fo:font-style="normal" fo:font-weight="normal" fo:background-color="#eeeff5" loext:char-shading-value="0" fo:padding="0cm" fo:border="none"/>
    </style:style>
    <style:style style:name="T71" style:family="text">
      <style:text-properties fo:font-variant="normal" fo:text-transform="none" fo:color="#dd1144" style:font-name="Liberation Serif" fo:font-size="9.75pt" fo:letter-spacing="normal" fo:font-style="normal" fo:font-weight="normal" fo:background-color="transparent" loext:char-shading-value="0" fo:padding="0cm" fo:border="none"/>
    </style:style>
    <style:style style:name="T72" style:family="text">
      <style:text-properties fo:font-variant="normal" fo:text-transform="none" fo:color="#dd1144" style:font-name="Liberation Serif" fo:font-size="9.75pt" fo:letter-spacing="normal" fo:font-style="normal" fo:font-weight="normal" fo:background-color="#eeeff5" loext:char-shading-value="0" fo:padding="0cm" fo:border="none"/>
    </style:style>
    <style:style style:name="T73" style:family="text">
      <style:text-properties fo:font-variant="normal" fo:text-transform="none" fo:color="#009933" style:font-name="Liberation Serif" fo:font-size="9.75pt" fo:letter-spacing="normal" fo:font-style="normal" fo:font-weight="normal" fo:background-color="#eeeff5" loext:char-shading-value="0" fo:padding="0cm" fo:border="none"/>
    </style:style>
    <style:style style:name="T74" style:family="text">
      <style:text-properties fo:font-variant="normal" fo:text-transform="none" fo:color="#009933" style:font-name="Liberation Serif" fo:font-size="9.75pt" fo:letter-spacing="normal" fo:font-style="normal" fo:font-weight="bold" fo:background-color="#eeeff5" loext:char-shading-value="0" style:font-weight-asian="bold" style:font-weight-complex="bold" fo:padding="0cm" fo:border="none"/>
    </style:style>
    <style:style style:name="T75" style:family="text">
      <style:text-properties fo:font-variant="normal" fo:text-transform="none" style:font-name="Menlo" fo:font-size="9.75pt" fo:letter-spacing="normal" fo:font-style="normal" fo:font-weight="normal" fo:background-color="transparent" loext:char-shading-value="0" fo:padding="0cm" fo:border="none"/>
    </style:style>
    <style:style style:name="T76" style:family="text">
      <style:text-properties fo:font-variant="normal" fo:text-transform="none" fo:color="#ff9900" style:font-name="Menlo" fo:font-size="9.75pt" fo:letter-spacing="normal" fo:font-style="normal" fo:font-weight="normal" fo:background-color="transparent" loext:char-shading-value="0" fo:padding="0cm" fo:border="none"/>
    </style:style>
    <style:style style:name="T77" style:family="text">
      <style:text-properties fo:font-variant="normal" fo:text-transform="none" fo:color="#ff9900" style:font-name="Menlo" fo:font-size="9.75pt" fo:letter-spacing="normal" fo:font-style="normal" fo:font-weight="normal" officeooo:rsid="003c5429" fo:background-color="transparent" loext:char-shading-value="0" fo:padding="0cm" fo:border="none"/>
    </style:style>
    <style:style style:name="T78" style:family="text">
      <style:text-properties officeooo:rsid="00290547"/>
    </style:style>
    <style:style style:name="T79" style:family="text">
      <style:text-properties officeooo:rsid="0029d90d"/>
    </style:style>
    <style:style style:name="T80" style:family="text">
      <style:text-properties fo:font-weight="bold"/>
    </style:style>
    <style:style style:name="T81" style:family="text">
      <style:text-properties fo:font-weight="bold" style:font-weight-asian="bold" style:font-weight-complex="bold"/>
    </style:style>
    <style:style style:name="T82" style:family="text">
      <style:text-properties officeooo:rsid="002b2933"/>
    </style:style>
    <style:style style:name="T83" style:family="text">
      <style:text-properties style:font-name="Avenir Next" fo:font-size="18pt" fo:font-style="normal" fo:font-weight="bold"/>
    </style:style>
    <style:style style:name="T84" style:family="text">
      <style:text-properties fo:color="#26292e" style:font-name="Avenir Next" fo:font-size="18pt" fo:font-style="normal" fo:font-weight="bold" fo:background-color="transparent" loext:char-shading-value="0"/>
    </style:style>
    <style:style style:name="T85" style:family="text">
      <style:text-properties fo:color="#26292e" style:font-name="Avenir Next" fo:font-size="15pt" fo:font-style="normal" fo:font-weight="bold" fo:background-color="transparent" loext:char-shading-value="0"/>
    </style:style>
    <style:style style:name="T86" style:family="text">
      <style:text-properties fo:color="#26292e" style:font-name="Avenir Next" fo:font-size="15pt" fo:font-style="normal" fo:font-weight="bold" officeooo:rsid="002e4741" fo:background-color="transparent" loext:char-shading-value="0"/>
    </style:style>
    <style:style style:name="T87" style:family="text">
      <style:text-properties fo:color="#4d8cf4" style:font-name="Menlo" fo:font-size="9pt" fo:background-color="#f5f5f5" loext:char-shading-value="0" fo:padding="0cm" fo:border="none"/>
    </style:style>
    <style:style style:name="T88" style:family="text">
      <style:text-properties fo:color="#576070" style:font-name="Menlo" fo:font-size="9.75pt" fo:font-style="normal" fo:font-weight="normal" fo:background-color="transparent" loext:char-shading-value="0" fo:padding="0cm" fo:border="none"/>
    </style:style>
    <style:style style:name="T89" style:family="text">
      <style:text-properties fo:color="#576070" style:font-name="Menlo" fo:font-size="9.75pt" fo:font-style="normal" fo:font-weight="bold" fo:background-color="transparent" loext:char-shading-value="0" fo:padding="0cm" fo:border="none"/>
    </style:style>
    <style:style style:name="T90" style:family="text">
      <style:text-properties fo:color="#576070" fo:font-size="9.75pt" fo:font-style="normal" fo:font-weight="bold" fo:background-color="transparent" loext:char-shading-value="0" fo:padding="0cm" fo:border="none"/>
    </style:style>
    <style:style style:name="T91" style:family="text">
      <style:text-properties fo:color="#576070" fo:font-size="9.75pt" fo:font-style="normal" fo:font-weight="normal" fo:background-color="transparent" loext:char-shading-value="0" fo:padding="0cm" fo:border="none"/>
    </style:style>
    <style:style style:name="T92" style:family="text">
      <style:text-properties fo:color="#576070" style:font-name="Liberation Serif" fo:font-size="9.75pt" fo:font-style="normal" fo:font-weight="bold" fo:background-color="transparent" loext:char-shading-value="0" fo:padding="0cm" fo:border="none"/>
    </style:style>
    <style:style style:name="T93" style:family="text">
      <style:text-properties fo:color="#576070" style:font-name="Liberation Serif" fo:font-size="9.75pt" fo:font-style="normal" fo:font-weight="normal" fo:background-color="transparent" loext:char-shading-value="0" fo:padding="0cm" fo:border="none"/>
    </style:style>
    <style:style style:name="T94" style:family="text">
      <style:text-properties fo:color="#a61717" style:font-name="Menlo" fo:font-size="9.75pt" fo:font-style="normal" fo:font-weight="normal" fo:padding="0cm" fo:border="none"/>
    </style:style>
    <style:style style:name="T95" style:family="text">
      <style:text-properties fo:color="#a61717" fo:font-size="9.75pt" fo:font-style="normal" fo:font-weight="normal" fo:padding="0cm" fo:border="none"/>
    </style:style>
    <style:style style:name="T96" style:family="text">
      <style:text-properties fo:color="#a61717" style:font-name="Liberation Serif" fo:font-size="9.75pt" fo:font-style="normal" fo:font-weight="normal" fo:padding="0cm" fo:border="none"/>
    </style:style>
    <style:style style:name="T97" style:family="text">
      <style:text-properties officeooo:rsid="0035dfa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Configuracion del FCM para android</text:p>
      <text:p text:style-name="P5">Configuraciones para IOS</text:p>
      <text:p text:style-name="P5">Enviar Notificaciones desde ionic framework</text:p>
      <text:p text:style-name="P5">Recibir Notificaciones en nuestra APP</text:p>
      <text:p text:style-name="P6"/>
      <text:p text:style-name="P9"><text:a xlink:type="simple" xlink:href="https://apps.ionic.io/user/reset-password-done">https://apps.ionic.io/user/reset-password-done</text:a></text:p>
      <text:p text:style-name="P9"/>
      <text:p text:style-name="P7">Clase <text:span text:style-name="T1">108</text:span></text:p>
      <text:p text:style-name="P9"><text:a xlink:type="simple" xlink:href="https://dashboard.ionicjs.com/apps">https://dashboard.ionicjs.com/apps</text:a></text:p>
      <text:p text:style-name="P11">Crear una app</text:p>
      <text:p text:style-name="P10">Para mandar notificaciones a traves de esta app, que se encuentra en el framework de ionic, para usar funcionalidades propias del framework de ionic. <text:span text:style-name="T2">Mejor dicho los servicios de ionic</text:span></text:p>
      <text:p text:style-name="P10"/>
      <text:p text:style-name="P13"><text:a xlink:type="simple" xlink:href="http://docs.ionic.io/services/push/"><text:span text:style-name="T78">http://docs.ionic.io/services/push/</text:span></text:a><text:span text:style-name="T78"> </text:span></text:p>
      <text:p text:style-name="P12"/>
      <text:p text:style-name="P21">Notificaciones de <text:span text:style-name="T79">push: </text:span>permiten <text:span text:style-name="T81">enviar mensajes</text:span>, <text:span text:style-name="T81">alertas </text:span>u otras <text:span text:style-name="T81">notificaciones </text:span>a los <text:span text:style-name="T81">dispositivos de sus usuarios</text:span>, incluso cuando la aplicación está cerrada.</text:p>
      <text:p text:style-name="P23">Con Push puede:</text:p>
      <text:list xml:id="list1935447690607035606" text:style-name="L1">
        <text:list-item>
          <text:p text:style-name="P28">Usuarios de destino <text:span text:style-name="T82">(</text:span>Target Users<text:span text:style-name="T82">)</text:span></text:p>
        </text:list-item>
        <text:list-item>
          <text:p text:style-name="P30">Programar las notificaciones que se enviarán en un momento específico</text:p>
        </text:list-item>
        <text:list-item>
          <text:p text:style-name="P32">Enviar contenido contextual, como un nombre de usuario o un campo de usuario personalizado</text:p>
        </text:list-item>
        <text:list-item>
          <text:p text:style-name="P30">Enviar notificaciones automáticamente cuando los usuarios coinciden con los criterios</text:p>
        </text:list-item>
        <text:list-item>
          <text:p text:style-name="P30">Adjuntar <text:span text:style-name="T82">media </text:span>a las notificaciones</text:p>
        </text:list-item>
        <text:list-item>
          <text:p text:style-name="P30"><text:span text:style-name="T82">A</text:span>ctivar eventos de aplicación con notificaciones de fondo</text:p>
        </text:list-item>
      </text:list>
      <text:p text:style-name="P20"><text:bookmark text:name="prerequisites"/> </text:p>
      <text:h text:style-name="P1" text:outline-level="2"><text:a xlink:type="simple" xlink:href="http://docs.ionic.io/services/push/#prerequisites"><text:span text:style-name="T84">Prerequisites</text:span></text:a></text:h>
      <text:list xml:id="list168663866493369906" text:style-name="L3">
        <text:list-item>
          <text:p text:style-name="P29"><text:span text:style-name="T10">Cloud Client</text:span><text:span text:style-name="T11">(cliente en la nuve)</text:span><text:span text:style-name="T10"> </text:span><text:a xlink:type="simple" xlink:href="http://docs.ionic.io/setup.html#installation">installed and configured</text:a><text:span text:style-name="T14"> </text:span><text:span text:style-name="T15">(</text:span><text:a xlink:type="simple" xlink:href="http://docs.ionic.io/setup.html#installation">http://docs.ionic.io/setup.html#installation</text:a><text:span text:style-name="T15">)</text:span></text:p>
        </text:list-item>
        <text:list-item>
          <text:p text:style-name="P31"><text:span text:style-name="T97">Se necesita dispositivo físico(los emuladores no sirven) de </text:span><text:span text:style-name="T81">Android</text:span> o <text:span text:style-name="T81">iOS</text:span></text:p>
        </text:list-item>
        <text:list-item>
          <text:p text:style-name="P33"><text:span text:style-name="T12">Un perfil de se</text:span><text:span text:style-name="T13">g</text:span><text:span text:style-name="T12">uridad con credenciales push </text:span><text:span text:style-name="T10">(</text:span><text:span text:style-name="T12">ver</text:span><text:span text:style-name="T10"> </text:span><text:a xlink:type="simple" xlink:href="http://docs.ionic.io/services/profiles/#android-fcm-project--server-key"><text:span text:style-name="T14">FCM Project &amp; API Key</text:span></text:a><text:span text:style-name="T10"> and </text:span><text:a xlink:type="simple" xlink:href="http://docs.ionic.io/services/profiles/#ios-push-certificate"><text:span text:style-name="T14">iOS Push Certificate</text:span></text:a><text:span text:style-name="T10">)</text:span></text:p>
        </text:list-item>
      </text:list>
      <text:p text:style-name="P20"><text:bookmark text:name="setup"/> </text:p>
      <text:h text:style-name="P34" text:outline-level="3"><text:soft-page-break/><text:a xlink:type="simple" xlink:href="http://docs.ionic.io/services/push/#plugin-installation"><text:span text:style-name="T85">Instalación del </text:span></text:a><text:a xlink:type="simple" xlink:href="http://docs.ionic.io/services/push/#plugin-installation"><text:span text:style-name="T86">p</text:span></text:a><text:span text:style-name="T86">lugins</text:span></text:h>
      <text:p text:style-name="P26"><text:span text:style-name="T21">Utilizamos el </text:span><text:span text:style-name="T27">plugins</text:span><text:a xlink:type="simple" xlink:href="https://github.com/phonegap/phonegap-plugin-push"><text:span text:style-name="T19"> push</text:span></text:a><text:span text:style-name="T21"> de Phonegap para </text:span><text:span text:style-name="T26">recibir notificaciones push nativas</text:span><text:span text:style-name="T21"> en dispositivos iOS y Android. Cuando instale el </text:span><text:span text:style-name="T22">plugins</text:span><text:span text:style-name="T21">, debe proporcionar una variable </text:span><text:span text:style-name="Source_20_Text"><text:span text:style-name="T39">SENDER_ID</text:span></text:span><text:span text:style-name="T21">, </text:span><text:span text:style-name="T22">la cual </text:span><text:span text:style-name="T21">es su </text:span><text:span text:style-name="T26">FCM Sender ID</text:span><text:span text:style-name="T22">(</text:span><text:span text:style-name="T21">ID de remitente </text:span><text:span text:style-name="T22">de</text:span><text:span text:style-name="T21"> FCM</text:span><text:span text:style-name="T22">)</text:span><text:span text:style-name="T21">.</text:span></text:p>
      <text:p text:style-name="P36"><text:span text:style-name="Source_20_Text"><text:span text:style-name="T50">cordova plugin add phonegap-plugin-push --variable</text:span></text:span><text:span text:style-name="Source_20_Text"><text:span text:style-name="T64"> SENDER_ID</text:span></text:span><text:span text:style-name="Source_20_Text"><text:span text:style-name="T52">=</text:span></text:span><text:span text:style-name="Source_20_Text"><text:span text:style-name="T50">12341234 --save</text:span></text:span></text:p>
      <text:p text:style-name="Text_20_body"><text:line-break/><text:a xlink:type="simple" xlink:href="http://docs.ionic.io/services/push/#cloud-configuration">Cloud Configuration</text:a><text:span text:style-name="T4"> </text:span><text:span text:style-name="T5">(Configuración en la nube)</text:span></text:p>
      <text:p text:style-name="P25"><text:span text:style-name="T21">También debe indicarnos su </text:span><text:span text:style-name="T66">FCM Sender ID</text:span><text:span text:style-name="T21"> Además, puede proporcionar la </text:span><text:a xlink:type="simple" xlink:href="https://github.com/phonegap/phonegap-plugin-push/blob/master/docs/API.md#pushnotificationinitoptions"><text:span text:style-name="T17">configuración de </text:span></text:a><text:a xlink:type="simple" xlink:href="https://github.com/phonegap/phonegap-plugin-push/blob/master/docs/API.md#pushnotificationinitoptions"><text:span text:style-name="T18">plugins</text:span></text:a><text:a xlink:type="simple" xlink:href="https://github.com/phonegap/phonegap-plugin-push/blob/master/docs/API.md#pushnotificationinitoptions"><text:span text:style-name="T17"> </text:span></text:a><text:a xlink:type="simple" xlink:href="https://github.com/phonegap/phonegap-plugin-push/blob/master/docs/API.md#pushnotificationinitoptions"><text:span text:style-name="T18">p</text:span></text:a><text:span text:style-name="T18">ush</text:span><text:span text:style-name="T30"> </text:span><text:span text:style-name="T21">en </text:span><text:span text:style-name="Source_20_Text"><text:span text:style-name="T65">pluginConfig</text:span></text:span><text:span text:style-name="T21">.</text:span></text:p>
      <text:p text:style-name="P24"><text:span text:style-name="T23">Complete lo siguiente</text:span><text:span text:style-name="T21">:</text:span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38"><text:span text:style-name="Source_20_Text"><text:span text:style-name="T87">APP_ID</text:span></text:span></text:p>
          </table:table-cell>
          <table:table-cell table:style-name="Tabla1.A1" office:value-type="string">
            <text:p text:style-name="P39">ID de la app</text:p>
          </table:table-cell>
        </table:table-row>
        <table:table-row>
          <table:table-cell table:style-name="Tabla1.A1" office:value-type="string">
            <text:p text:style-name="P38"><text:span text:style-name="Source_20_Text"><text:span text:style-name="T87">SENDER_ID</text:span></text:span></text:p>
          </table:table-cell>
          <table:table-cell table:style-name="Tabla1.A1" office:value-type="string">
            <text:p text:style-name="P27"><text:span text:style-name="T21">ID de remitente </text:span><text:span text:style-name="T22">de</text:span><text:span text:style-name="T21"> FCM</text:span></text:p>
          </table:table-cell>
        </table:table-row>
      </table:table>
      <text:p text:style-name="Text_20_body"/>
      <text:p text:style-name="Standard"><text:span text:style-name="Source_20_Text"><text:span text:style-name="T92">const</text:span></text:span><text:span text:style-name="Source_20_Text"><text:span text:style-name="T93"> cloudSettings</text:span></text:span><text:span text:style-name="Source_20_Text"><text:span text:style-name="T96">:</text:span></text:span><text:span text:style-name="Source_20_Text"><text:span text:style-name="T93"> CloudSettings </text:span></text:span><text:span text:style-name="Source_20_Text"><text:span text:style-name="T92">=</text:span></text:span><text:span text:style-name="Source_20_Text"><text:span text:style-name="T93"> {</text:span></text:span></text:p>
      <text:p text:style-name="Standard"><text:span text:style-name="Source_20_Text"><text:span text:style-name="T58"><text:s text:c="2"/></text:span></text:span><text:span text:style-name="Source_20_Text"><text:span text:style-name="T71">'core'</text:span></text:span><text:span text:style-name="Source_20_Text"><text:span text:style-name="T60">: {</text:span></text:span></text:p>
      <text:p text:style-name="Standard"><text:span text:style-name="Source_20_Text"><text:span text:style-name="T59"><text:s text:c="4"/></text:span></text:span><text:span text:style-name="Source_20_Text"><text:span text:style-name="T72">'</text:span></text:span><text:span text:style-name="Source_20_Text"><text:span text:style-name="T74">app_id'</text:span></text:span><text:span text:style-name="Source_20_Text"><text:span text:style-name="T61">: </text:span></text:span><text:span text:style-name="Source_20_Text"><text:span text:style-name="T72">'APP_ID'</text:span></text:span><text:span text:style-name="Source_20_Text"><text:span text:style-name="T61">,</text:span></text:span></text:p>
      <text:p text:style-name="Standard"><text:span text:style-name="Source_20_Text"><text:span text:style-name="T58"><text:s text:c="2"/></text:span></text:span><text:span text:style-name="Source_20_Text"><text:span text:style-name="T60">},</text:span></text:span></text:p>
      <text:p text:style-name="Standard"><text:span text:style-name="Source_20_Text"><text:span text:style-name="T58"><text:s text:c="2"/></text:span></text:span><text:span text:style-name="Source_20_Text"><text:span text:style-name="T71">'push'</text:span></text:span><text:span text:style-name="Source_20_Text"><text:span text:style-name="T60">: {</text:span></text:span></text:p>
      <text:p text:style-name="Standard"><text:span text:style-name="Source_20_Text"><text:span text:style-name="T59"><text:s text:c="4"/></text:span></text:span><text:span text:style-name="Source_20_Text"><text:span text:style-name="T72">'</text:span></text:span><text:span text:style-name="Source_20_Text"><text:span text:style-name="T74">sender_id</text:span></text:span><text:span text:style-name="Source_20_Text"><text:span text:style-name="T72">'</text:span></text:span><text:span text:style-name="Source_20_Text"><text:span text:style-name="T61">: </text:span></text:span><text:span text:style-name="Source_20_Text"><text:span text:style-name="T72">'SENDER_ID'</text:span></text:span><text:span text:style-name="Source_20_Text"><text:span text:style-name="T61">,</text:span></text:span></text:p>
      <text:p text:style-name="Standard"><text:span text:style-name="Source_20_Text"><text:span text:style-name="T58"><text:s text:c="4"/></text:span></text:span><text:span text:style-name="Source_20_Text"><text:span text:style-name="T71">'pluginConfig'</text:span></text:span><text:span text:style-name="Source_20_Text"><text:span text:style-name="T60">: {</text:span></text:span></text:p>
      <text:p text:style-name="Standard"><text:span text:style-name="Source_20_Text"><text:span text:style-name="T58"><text:s text:c="6"/></text:span></text:span><text:span text:style-name="Source_20_Text"><text:span text:style-name="T71">'ios'</text:span></text:span><text:span text:style-name="Source_20_Text"><text:span text:style-name="T60">: {</text:span></text:span></text:p>
      <text:p text:style-name="Standard"><text:span text:style-name="Source_20_Text"><text:span text:style-name="T58"><text:s text:c="8"/></text:span></text:span><text:span text:style-name="Source_20_Text"><text:span text:style-name="T71">'badge'</text:span></text:span><text:span text:style-name="Source_20_Text"><text:span text:style-name="T60">: </text:span></text:span><text:span text:style-name="Source_20_Text"><text:span text:style-name="T62">true</text:span></text:span><text:span text:style-name="Source_20_Text"><text:span text:style-name="T60">,</text:span></text:span></text:p>
      <text:p text:style-name="Standard"><text:span text:style-name="Source_20_Text"><text:span text:style-name="T58"><text:s text:c="8"/></text:span></text:span><text:span text:style-name="Source_20_Text"><text:span text:style-name="T71">'sound'</text:span></text:span><text:span text:style-name="Source_20_Text"><text:span text:style-name="T60">: </text:span></text:span><text:span text:style-name="Source_20_Text"><text:span text:style-name="T62">true</text:span></text:span></text:p>
      <text:p text:style-name="Standard"><text:span text:style-name="Source_20_Text"><text:span text:style-name="T58"><text:s text:c="6"/></text:span></text:span><text:span text:style-name="Source_20_Text"><text:span text:style-name="T60">},</text:span></text:span></text:p>
      <text:p text:style-name="Standard"><text:span text:style-name="Source_20_Text"><text:span text:style-name="T58"><text:s text:c="6"/></text:span></text:span><text:span text:style-name="Source_20_Text"><text:span text:style-name="T71">'android'</text:span></text:span><text:span text:style-name="Source_20_Text"><text:span text:style-name="T60">: {</text:span></text:span></text:p>
      <text:p text:style-name="Standard"><text:span text:style-name="Source_20_Text"><text:span text:style-name="T58"><text:s text:c="8"/></text:span></text:span><text:span text:style-name="Source_20_Text"><text:span text:style-name="T71">'iconColor'</text:span></text:span><text:span text:style-name="Source_20_Text"><text:span text:style-name="T60">: </text:span></text:span><text:span text:style-name="Source_20_Text"><text:span text:style-name="T71">'#343434'</text:span></text:span></text:p>
      <text:p text:style-name="Standard"><text:span text:style-name="Source_20_Text"><text:span text:style-name="T58"><text:s text:c="6"/></text:span></text:span><text:span text:style-name="Source_20_Text"><text:span text:style-name="T60">}</text:span></text:span></text:p>
      <text:p text:style-name="Standard"><text:span text:style-name="Source_20_Text"><text:span text:style-name="T58"><text:s text:c="4"/></text:span></text:span><text:span text:style-name="Source_20_Text"><text:span text:style-name="T60">}</text:span></text:span></text:p>
      <text:p text:style-name="Standard"><text:span text:style-name="Source_20_Text"><text:span text:style-name="T58"><text:s text:c="2"/></text:span></text:span><text:span text:style-name="Source_20_Text"><text:span text:style-name="T60">}</text:span></text:span></text:p>
      <text:p text:style-name="Standard"><text:span text:style-name="Source_20_Text"><text:span text:style-name="T60">};</text:span></text:span></text:p>
      <text:p text:style-name="P14"/>
      <text:h text:style-name="P2" text:outline-level="2"><text:span text:style-name="T83"><text:line-break/></text:span></text:h>
      <text:h text:style-name="P3" text:outline-level="2"/>
      <text:h text:style-name="P4" text:outline-level="2"><text:span text:style-name="T10">Cloud Client</text:span><text:span text:style-name="T11">(cliente en la nuve)</text:span><text:span text:style-name="T10"> </text:span><text:a xlink:type="simple" xlink:href="http://docs.ionic.io/setup.html#installation">installed and configured</text:a><text:span text:style-name="T14"> </text:span><text:span text:style-name="T15">(</text:span><text:a xlink:type="simple" xlink:href="http://docs.ionic.io/setup.html#installation">http://docs.ionic.io/setup.html#installation</text:a><text:span text:style-name="T15">)</text:span></text:h>
      <text:p text:style-name="P17">Instalacion</text:p>
      <text:p text:style-name="P8">Prerequisitos</text:p>
      <text:p text:style-name="Standard"><text:span text:style-name="Source_20_Text"><text:span text:style-name="T46">node -v <text:s text:c="4"/></text:span></text:span><text:span text:style-name="Source_20_Text"><text:span text:style-name="T49">4++</text:span></text:span></text:p>
      <text:p text:style-name="Standard"><text:span text:style-name="Source_20_Text"><text:span text:style-name="T46">npm -v</text:span></text:span><text:span text:style-name="Source_20_Text"><text:span text:style-name="T35"> <text:s text:c="4"/></text:span></text:span><text:span text:style-name="Source_20_Text"><text:span text:style-name="T36">3++</text:span></text:span><text:span text:style-name="T9"><text:line-break/></text:span></text:p>
      <text:p text:style-name="P15"/>
      <text:p text:style-name="P16"><text:span text:style-name="T21">Cloud Client le permite </text:span><text:span text:style-name="T26">interactuar con nuestros servicios desde su aplicación </text:span><text:span text:style-name="T21">y está disponible en npm. En el directorio de la aplicación, instale:</text:span></text:p>
      <text:p text:style-name="P35"><text:span text:style-name="Source_20_Text"><text:span text:style-name="T76">npm install @ionic/cloud-angular --save</text:span></text:span></text:p>
      <text:p text:style-name="P12"/>
      <text:p text:style-name="P17">Configuración</text:p>
      <text:p text:style-name="P22"/>
      <text:p text:style-name="P22">Antes de poder configurar la configuración de la nube, necesitará tener un <text:span text:style-name="T80">ID de aplicación</text:span>. En el directorio del proyecto, ejecute:</text:p>
      <text:p text:style-name="P37"><text:span text:style-name="Source_20_Text"><text:span text:style-name="T77">ionic link --pro-id </text:span></text:span><text:span text:style-name="Source_20_Text"><text:span text:style-name="T63">aec6af17</text:span></text:span></text:p>
      <text:p text:style-name="P24"><text:span text:style-name="T21">y seleccione </text:span><text:span text:style-name="Source_20_Text"><text:span text:style-name="T37">create a new app</text:span></text:span><text:span text:style-name="T21">. Ahora retire a la CLI y ejecútelo de </text:span><text:span text:style-name="Source_20_Text"><text:span text:style-name="T37">ionic link</text:span></text:span><text:span text:style-name="T21">nuevo y seleccione la aplicación que acaba de crear. Esto crea una aplicación en el </text:span><text:a xlink:type="simple" xlink:href="https://apps.ionic.io/"><text:span text:style-name="T14">Dashboard</text:span></text:a><text:span text:style-name="T21"> y establece el ID de aplicación generado en el</text:span><text:span text:style-name="Source_20_Text"><text:span text:style-name="T37">ionic.config.json</text:span></text:span><text:span text:style-name="T21">archivo.</text:span></text:p>
      <text:p text:style-name="P18"/>
      <text:p text:style-name="P19"><text:span text:style-name="T21">/home/fidel/.ssh/ionic/1023056_rsa</text:span></text:p>
      <text:p text:style-name="P19"><text:span text:style-name="T21">/home/fidel/.ssh/config</text:span></text:p>
      <text:p text:style-name="P19"><text:span text:style-name="T21">git remote add ionic git@git.ionicjs.com:osmel/notificacion.git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venir Next" svg:font-family="'Avenir Next', 'Helvetica Neue', Helvetica, sans-serif"/>
    <style:font-face style:name="Menlo" svg:font-family="Menlo, Monaco, Consolas, 'Courier New', monospace"/>
    <style:font-face style:name="Monaco" svg:font-family="Monaco, Consolas, monospace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fo:color="#808080" style:font-name="Liberation Serif" fo:font-family="'Liberation Serif'" style:font-family-generic="roman" style:font-pitch="variable" fo:font-size="14pt" fo:font-weight="bold" style:font-name-asian="Droid Sans Fallback" style:font-family-asian="'Droid Sans Fallback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6T16:31:14.369772608</meta:creation-date>
    <dc:date>2017-09-16T21:59:02.119516163</dc:date>
    <meta:editing-duration>PT5H26M6S</meta:editing-duration>
    <meta:editing-cycles>26</meta:editing-cycles>
    <meta:generator>LibreOffice/4.2.8.2$Linux_X86_64 LibreOffice_project/420m0$Build-2</meta:generator>
    <meta:document-statistic meta:table-count="1" meta:image-count="0" meta:object-count="0" meta:page-count="3" meta:paragraph-count="66" meta:word-count="415" meta:character-count="3019" meta:non-whitespace-character-count="2592"/>
  </office:meta>
</office:document-meta>
</file>